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2.2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NEEDLE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row contains the search targe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row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rd row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th row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fth r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18" meta:object-count="0"/>
    <meta:generator>LibreOffice/26.2.3.2$Linux_X86_64 LibreOffice_project/620$Build-2</meta:generator>
  </office:meta>
</office:document-meta>
</file>